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87.81pt" svg:height="639.21pt" svg:x="38.24pt" svg:y="26.36pt">
            <loext:p draw:notify-on-update-of-ranges="Sheet1.B3:Sheet1.B3 Sheet1.B4:Sheet1.B8 Sheet1.C3:Sheet1.C3 Sheet1.C4:Sheet1.C8 Sheet1.D3:Sheet1.D3 Sheet1.D4:Sheet1.D8 Sheet1.E3:Sheet1.E3 Sheet1.E4:Sheet1.E8 Sheet1.F3:Sheet1.F3 Sheet1.F4:Sheet1.F8 Sheet1.G3:Sheet1.G3 Sheet1.G4:Sheet1.G8 Sheet1.H3:Sheet1.H3 Sheet1.H4:Sheet1.H8 Sheet1.I3:Sheet1.I3 Sheet1.I4:Sheet1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LAS-GCC</text:p>
          </table:table-cell>
          <table:table-cell office:value-type="string" calcext:value-type="string">
            <text:p>BLAS-ICC</text:p>
          </table:table-cell>
          <table:table-cell office:value-type="string" calcext:value-type="string">
            <text:p>NEOPT-GCC</text:p>
          </table:table-cell>
          <table:table-cell office:value-type="string" calcext:value-type="string">
            <text:p>NEOPT-ICC</text:p>
          </table:table-cell>
          <table:table-cell office:value-type="string" calcext:value-type="string">
            <text:p>NEOPT_F-GCC</text:p>
          </table:table-cell>
          <table:table-cell office:value-type="string" calcext:value-type="string">
            <text:p>NEOPT_F-ICC</text:p>
          </table:table-cell>
          <table:table-cell office:value-type="string" calcext:value-type="string">
            <text:p>OPT-GCC </text:p>
          </table:table-cell>
          <table:table-cell office:value-type="string" calcext:value-type="string">
            <text:p>OPT-IC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68" calcext:value-type="float">
            <text:p>0.69768</text:p>
          </table:table-cell>
          <table:table-cell office:value-type="float" office:value="1.216116" calcext:value-type="float">
            <text:p>1.216116</text:p>
          </table:table-cell>
          <table:table-cell office:value-type="float" office:value="16.369259" calcext:value-type="float">
            <text:p>16.369259</text:p>
          </table:table-cell>
          <table:table-cell office:value-type="float" office:value="15.354754" calcext:value-type="float">
            <text:p>15.354754</text:p>
          </table:table-cell>
          <table:table-cell office:value-type="float" office:value="4.849492" calcext:value-type="float">
            <text:p>4.849492</text:p>
          </table:table-cell>
          <table:table-cell office:value-type="float" office:value="2.300902" calcext:value-type="float">
            <text:p>2.300902</text:p>
          </table:table-cell>
          <table:table-cell office:value-type="float" office:value="11.187524" calcext:value-type="float">
            <text:p>11.187524</text:p>
          </table:table-cell>
          <table:table-cell office:value-type="float" office:value="10.917722" calcext:value-type="float">
            <text:p>10.917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8723" calcext:value-type="float">
            <text:p>1.058723</text:p>
          </table:table-cell>
          <table:table-cell office:value-type="float" office:value="2.155627" calcext:value-type="float">
            <text:p>2.155627</text:p>
          </table:table-cell>
          <table:table-cell office:value-type="float" office:value="28.279686" calcext:value-type="float">
            <text:p>28.279686</text:p>
          </table:table-cell>
          <table:table-cell office:value-type="float" office:value="31.785072" calcext:value-type="float">
            <text:p>31.785072</text:p>
          </table:table-cell>
          <table:table-cell office:value-type="float" office:value="9.299309" calcext:value-type="float">
            <text:p>9.299309</text:p>
          </table:table-cell>
          <table:table-cell office:value-type="float" office:value="5.785253" calcext:value-type="float">
            <text:p>5.785253</text:p>
          </table:table-cell>
          <table:table-cell office:value-type="float" office:value="18.986835" calcext:value-type="float">
            <text:p>18.986835</text:p>
          </table:table-cell>
          <table:table-cell office:value-type="float" office:value="19.136433" calcext:value-type="float">
            <text:p>19.1364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3154" calcext:value-type="float">
            <text:p>1.553154</text:p>
          </table:table-cell>
          <table:table-cell office:value-type="float" office:value="3.021833" calcext:value-type="float">
            <text:p>3.021833</text:p>
          </table:table-cell>
          <table:table-cell office:value-type="float" office:value="44.366024" calcext:value-type="float">
            <text:p>44.366024</text:p>
          </table:table-cell>
          <table:table-cell office:value-type="float" office:value="47.937984" calcext:value-type="float">
            <text:p>47.937984</text:p>
          </table:table-cell>
          <table:table-cell office:value-type="float" office:value="11.585947" calcext:value-type="float">
            <text:p>11.585947</text:p>
          </table:table-cell>
          <table:table-cell office:value-type="float" office:value="6.531257" calcext:value-type="float">
            <text:p>6.531257</text:p>
          </table:table-cell>
          <table:table-cell office:value-type="float" office:value="29.374424" calcext:value-type="float">
            <text:p>29.374424</text:p>
          </table:table-cell>
          <table:table-cell office:value-type="float" office:value="30.828232" calcext:value-type="float">
            <text:p>30.828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77574" calcext:value-type="float">
            <text:p>2.277574</text:p>
          </table:table-cell>
          <table:table-cell office:value-type="float" office:value="4.547166" calcext:value-type="float">
            <text:p>4.547166</text:p>
          </table:table-cell>
          <table:table-cell office:value-type="float" office:value="81.252319" calcext:value-type="float">
            <text:p>81.252319</text:p>
          </table:table-cell>
          <table:table-cell office:value-type="float" office:value="80.192688" calcext:value-type="float">
            <text:p>80.192688</text:p>
          </table:table-cell>
          <table:table-cell office:value-type="float" office:value="22.792912" calcext:value-type="float">
            <text:p>22.792912</text:p>
          </table:table-cell>
          <table:table-cell office:value-type="float" office:value="14.810931" calcext:value-type="float">
            <text:p>14.810931</text:p>
          </table:table-cell>
          <table:table-cell office:value-type="float" office:value="44.350842" calcext:value-type="float">
            <text:p>44.350842</text:p>
          </table:table-cell>
          <table:table-cell office:value-type="float" office:value="44.469048" calcext:value-type="float">
            <text:p>44.46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20549" calcext:value-type="float">
            <text:p>3.320549</text:p>
          </table:table-cell>
          <table:table-cell office:value-type="float" office:value="6.13776" calcext:value-type="float">
            <text:p>6.13776</text:p>
          </table:table-cell>
          <table:table-cell office:value-type="float" office:value="113.289955" calcext:value-type="float">
            <text:p>113.289955</text:p>
          </table:table-cell>
          <table:table-cell office:value-type="float" office:value="116.382454" calcext:value-type="float">
            <text:p>116.382454</text:p>
          </table:table-cell>
          <table:table-cell office:value-type="float" office:value="31.585968" calcext:value-type="float">
            <text:p>31.585968</text:p>
          </table:table-cell>
          <table:table-cell office:value-type="float" office:value="16.564013" calcext:value-type="float">
            <text:p>16.564013</text:p>
          </table:table-cell>
          <table:table-cell office:value-type="float" office:value="62.127895" calcext:value-type="float">
            <text:p>62.127895</text:p>
          </table:table-cell>
          <table:table-cell office:value-type="float" office:value="65.200912" calcext:value-type="float">
            <text:p>65.200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37:08.564020554</meta:creation-date>
    <dc:date>2018-04-15T20:46:20.786583376</dc:date>
    <meta:editing-duration>PT9M29S</meta:editing-duration>
    <meta:editing-cycles>1</meta:editing-cycles>
    <meta:generator>LibreOffice/5.1.6.2$Linux_X86_64 LibreOffice_project/1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5.432cm" svg:height="22.551cm" xlink:href=".." xlink:type="simple" chart:class="chart:line" chart:style-name="ch1">
        <chart:legend chart:legend-position="end" svg:x="41.654cm" svg:y="9.233cm" style:legend-expansion="high" chart:style-name="ch2"/>
        <chart:plot-area chart:style-name="ch3" table:cell-range-address="Sheet1.B3:Sheet1.I8" chart:data-source-has-labels="row" svg:x="0.908cm" svg:y="0.451cm" svg:width="39.838cm" svg:height="21.649cm">
          <chartooo:coordinate-region svg:x="1.529cm" svg:y="0.65cm" svg:width="38.937cm" svg:height="20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8" chart:label-cell-address="Sheet1.B3:Sheet1.B3" chart:class="chart:line">
            <chart:data-point chart:repeated="5"/>
          </chart:series>
          <chart:series chart:style-name="ch8" chart:values-cell-range-address="Sheet1.C4:Sheet1.C8" chart:label-cell-address="Sheet1.C3:Sheet1.C3" chart:class="chart:line">
            <chart:data-point chart:repeated="5"/>
          </chart:series>
          <chart:series chart:style-name="ch9" chart:values-cell-range-address="Sheet1.D4:Sheet1.D8" chart:label-cell-address="Sheet1.D3:Sheet1.D3" chart:class="chart:line">
            <chart:data-point chart:repeated="5"/>
          </chart:series>
          <chart:series chart:style-name="ch10" chart:values-cell-range-address="Sheet1.E4:Sheet1.E8" chart:label-cell-address="Sheet1.E3:Sheet1.E3" chart:class="chart:line">
            <chart:data-point chart:repeated="5"/>
          </chart:series>
          <chart:series chart:style-name="ch11" chart:values-cell-range-address="Sheet1.F4:Sheet1.F8" chart:label-cell-address="Sheet1.F3:Sheet1.F3" chart:class="chart:line">
            <chart:data-point chart:repeated="5"/>
          </chart:series>
          <chart:series chart:style-name="ch12" chart:values-cell-range-address="Sheet1.G4:Sheet1.G8" chart:label-cell-address="Sheet1.G3:Sheet1.G3" chart:class="chart:line">
            <chart:data-point chart:repeated="5"/>
          </chart:series>
          <chart:series chart:style-name="ch13" chart:values-cell-range-address="Sheet1.H4:Sheet1.H8" chart:label-cell-address="Sheet1.H3:Sheet1.H3" chart:class="chart:line">
            <chart:data-point chart:repeated="5"/>
          </chart:series>
          <chart:series chart:style-name="ch14" chart:values-cell-range-address="Sheet1.I4:Sheet1.I8" chart:label-cell-address="Sheet1.I3:Sheet1.I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S-GCC</text:p>
                <draw:g>
                  <svg:desc>Sheet1.B3:Sheet1.B3</svg:desc>
                </draw:g>
              </table:table-cell>
              <table:table-cell office:value-type="string">
                <text:p>BLAS-ICC</text:p>
                <draw:g>
                  <svg:desc>Sheet1.C3:Sheet1.C3</svg:desc>
                </draw:g>
              </table:table-cell>
              <table:table-cell office:value-type="string">
                <text:p>NEOPT-GCC</text:p>
                <draw:g>
                  <svg:desc>Sheet1.D3:Sheet1.D3</svg:desc>
                </draw:g>
              </table:table-cell>
              <table:table-cell office:value-type="string">
                <text:p>NEOPT-ICC</text:p>
                <draw:g>
                  <svg:desc>Sheet1.E3:Sheet1.E3</svg:desc>
                </draw:g>
              </table:table-cell>
              <table:table-cell office:value-type="string">
                <text:p>NEOPT_F-GCC</text:p>
                <draw:g>
                  <svg:desc>Sheet1.F3:Sheet1.F3</svg:desc>
                </draw:g>
              </table:table-cell>
              <table:table-cell office:value-type="string">
                <text:p>NEOPT_F-ICC</text:p>
                <draw:g>
                  <svg:desc>Sheet1.G3:Sheet1.G3</svg:desc>
                </draw:g>
              </table:table-cell>
              <table:table-cell office:value-type="string">
                <text:p>OPT-GCC </text:p>
                <draw:g>
                  <svg:desc>Sheet1.H3:Sheet1.H3</svg:desc>
                </draw:g>
              </table:table-cell>
              <table:table-cell office:value-type="string">
                <text:p>OPT-ICC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768">
                <text:p>0.69768</text:p>
                <draw:g>
                  <svg:desc>Sheet1.B4:Sheet1.B8</svg:desc>
                </draw:g>
              </table:table-cell>
              <table:table-cell office:value-type="float" office:value="1.216116">
                <text:p>1.216116</text:p>
                <draw:g>
                  <svg:desc>Sheet1.C4:Sheet1.C8</svg:desc>
                </draw:g>
              </table:table-cell>
              <table:table-cell office:value-type="float" office:value="16.369259">
                <text:p>16.369259</text:p>
                <draw:g>
                  <svg:desc>Sheet1.D4:Sheet1.D8</svg:desc>
                </draw:g>
              </table:table-cell>
              <table:table-cell office:value-type="float" office:value="15.354754">
                <text:p>15.354754</text:p>
                <draw:g>
                  <svg:desc>Sheet1.E4:Sheet1.E8</svg:desc>
                </draw:g>
              </table:table-cell>
              <table:table-cell office:value-type="float" office:value="4.849492">
                <text:p>4.849492</text:p>
                <draw:g>
                  <svg:desc>Sheet1.F4:Sheet1.F8</svg:desc>
                </draw:g>
              </table:table-cell>
              <table:table-cell office:value-type="float" office:value="2.300902">
                <text:p>2.300902</text:p>
                <draw:g>
                  <svg:desc>Sheet1.G4:Sheet1.G8</svg:desc>
                </draw:g>
              </table:table-cell>
              <table:table-cell office:value-type="float" office:value="11.187524">
                <text:p>11.187524</text:p>
                <draw:g>
                  <svg:desc>Sheet1.H4:Sheet1.H8</svg:desc>
                </draw:g>
              </table:table-cell>
              <table:table-cell office:value-type="float" office:value="10.917722">
                <text:p>10.917722</text:p>
                <draw:g>
                  <svg:desc>Sheet1.I4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8723">
                <text:p>1.058723</text:p>
              </table:table-cell>
              <table:table-cell office:value-type="float" office:value="2.155627">
                <text:p>2.155627</text:p>
              </table:table-cell>
              <table:table-cell office:value-type="float" office:value="28.279686">
                <text:p>28.279686</text:p>
              </table:table-cell>
              <table:table-cell office:value-type="float" office:value="31.785072">
                <text:p>31.785072</text:p>
              </table:table-cell>
              <table:table-cell office:value-type="float" office:value="9.299309">
                <text:p>9.299309</text:p>
              </table:table-cell>
              <table:table-cell office:value-type="float" office:value="5.785253">
                <text:p>5.785253</text:p>
              </table:table-cell>
              <table:table-cell office:value-type="float" office:value="18.986835">
                <text:p>18.986835</text:p>
              </table:table-cell>
              <table:table-cell office:value-type="float" office:value="19.136433">
                <text:p>19.13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53154">
                <text:p>1.553154</text:p>
              </table:table-cell>
              <table:table-cell office:value-type="float" office:value="3.021833">
                <text:p>3.021833</text:p>
              </table:table-cell>
              <table:table-cell office:value-type="float" office:value="44.366024">
                <text:p>44.366024</text:p>
              </table:table-cell>
              <table:table-cell office:value-type="float" office:value="47.937984">
                <text:p>47.937984</text:p>
              </table:table-cell>
              <table:table-cell office:value-type="float" office:value="11.585947">
                <text:p>11.585947</text:p>
              </table:table-cell>
              <table:table-cell office:value-type="float" office:value="6.531257">
                <text:p>6.531257</text:p>
              </table:table-cell>
              <table:table-cell office:value-type="float" office:value="29.374424">
                <text:p>29.374424</text:p>
              </table:table-cell>
              <table:table-cell office:value-type="float" office:value="30.828232">
                <text:p>30.828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77574">
                <text:p>2.277574</text:p>
              </table:table-cell>
              <table:table-cell office:value-type="float" office:value="4.547166">
                <text:p>4.547166</text:p>
              </table:table-cell>
              <table:table-cell office:value-type="float" office:value="81.252319">
                <text:p>81.252319</text:p>
              </table:table-cell>
              <table:table-cell office:value-type="float" office:value="80.192688">
                <text:p>80.192688</text:p>
              </table:table-cell>
              <table:table-cell office:value-type="float" office:value="22.792912">
                <text:p>22.792912</text:p>
              </table:table-cell>
              <table:table-cell office:value-type="float" office:value="14.810931">
                <text:p>14.810931</text:p>
              </table:table-cell>
              <table:table-cell office:value-type="float" office:value="44.350842">
                <text:p>44.350842</text:p>
              </table:table-cell>
              <table:table-cell office:value-type="float" office:value="44.469048">
                <text:p>44.469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20549">
                <text:p>3.320549</text:p>
              </table:table-cell>
              <table:table-cell office:value-type="float" office:value="6.13776">
                <text:p>6.13776</text:p>
              </table:table-cell>
              <table:table-cell office:value-type="float" office:value="113.289955">
                <text:p>113.289955</text:p>
              </table:table-cell>
              <table:table-cell office:value-type="float" office:value="116.382454">
                <text:p>116.382454</text:p>
              </table:table-cell>
              <table:table-cell office:value-type="float" office:value="31.585968">
                <text:p>31.585968</text:p>
              </table:table-cell>
              <table:table-cell office:value-type="float" office:value="16.564013">
                <text:p>16.564013</text:p>
              </table:table-cell>
              <table:table-cell office:value-type="float" office:value="62.127895">
                <text:p>62.127895</text:p>
              </table:table-cell>
              <table:table-cell office:value-type="float" office:value="65.200912">
                <text:p>65.200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